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2ad" officeooo:paragraph-rsid="001c42ad"/>
    </style:style>
    <style:style style:name="P2" style:family="paragraph" style:parent-style-name="Standard">
      <style:text-properties officeooo:paragraph-rsid="001da760"/>
    </style:style>
    <style:style style:name="P3" style:family="paragraph" style:parent-style-name="Standard">
      <style:text-properties officeooo:paragraph-rsid="0021fc9c"/>
    </style:style>
    <style:style style:name="P4" style:family="paragraph" style:parent-style-name="Standard">
      <style:text-properties fo:font-weight="bold" officeooo:rsid="001da760" style:font-weight-asian="bold" style:font-weight-complex="bold"/>
    </style:style>
    <style:style style:name="P5" style:family="paragraph" style:parent-style-name="Standard">
      <style:text-properties officeooo:rsid="002ae685" officeooo:paragraph-rsid="002ae685"/>
    </style:style>
    <style:style style:name="P6" style:family="paragraph" style:parent-style-name="Standard">
      <style:text-properties fo:font-weight="bold" officeooo:rsid="001da760" style:font-weight-asian="bold" style:font-weight-complex="bold"/>
    </style:style>
    <style:style style:name="P7" style:family="paragraph" style:parent-style-name="Standard">
      <style:text-properties officeooo:paragraph-rsid="002cdc3e"/>
    </style:style>
    <style:style style:name="P8" style:family="paragraph" style:parent-style-name="Standard">
      <style:text-properties officeooo:paragraph-rsid="003328e7"/>
    </style:style>
    <style:style style:name="P9" style:family="paragraph" style:parent-style-name="Standard">
      <style:text-properties officeooo:rsid="003328e7" officeooo:paragraph-rsid="003328e7"/>
    </style:style>
    <style:style style:name="T1" style:family="text">
      <style:text-properties fo:font-weight="bold" officeooo:rsid="001da760" style:font-weight-asian="bold" style:font-weight-complex="bold"/>
    </style:style>
    <style:style style:name="T2" style:family="text">
      <style:text-properties officeooo:rsid="00275d1f"/>
    </style:style>
    <style:style style:name="T3" style:family="text">
      <style:text-properties officeooo:rsid="002cdc3e"/>
    </style:style>
    <style:style style:name="T4" style:family="text">
      <style:text-properties officeooo:rsid="0031cd5b"/>
    </style:style>
    <style:style style:name="T5" style:family="text">
      <style:text-properties officeooo:rsid="003328e7"/>
    </style:style>
    <style:style style:name="T6" style:family="text">
      <style:text-properties officeooo:rsid="00336070"/>
    </style:style>
    <style:style style:name="T7" style:family="text">
      <style:text-properties officeooo:rsid="0034ca51"/>
    </style:style>
    <style:style style:name="T8" style:family="text">
      <style:text-properties officeooo:rsid="00368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NAGER_IP="10.132.0.25" "35.195.182.78"</text:p>
      <text:p text:style-name="Standard">WORKER1_IP="10.132.0.25" "34.77.207.64"</text:p>
      <text:p text:style-name="Standard">WORKER2_IP="10.132.0.27" "34.79.120.21"</text:p>
      <text:p text:style-name="Standard"/>
      <text:p text:style-name="Standard">gcloud compute ssh --zone "europe-west1-b" "manager" --project "seismic-bucksaw-449405-k9"</text:p>
      <text:p text:style-name="Standard">gcloud compute ssh --zone "europe-west1-b" "wk1" --project "seismic-bucksaw-449405-k9"</text:p>
      <text:p text:style-name="Standard">gcloud compute ssh --zone "europe-west1-b" "wk2" --project "seismic-bucksaw-449405-k9"</text:p>
      <text:p text:style-name="Standard"/>
      <text:p text:style-name="Standard">kube cluster setup</text:p>
      <text:p text:style-name="Standard"/>
      <text:p text:style-name="Standard">curl -sfL https://get.k3s.io | INSTALL_K3S_EXEC="--disable=traefik" sh -</text:p>
      <text:p text:style-name="Standard">sudo cat /var/lib/rancher/k3s/server/node-token</text:p>
      <text:p text:style-name="Standard">hostname -I</text:p>
      <text:p text:style-name="P2">curl -sfL https://get.k3s.io | K3S_URL="https://35.195.182.78:6443" K3S_TOKEN="&lt;node-token&gt;" sh -</text:p>
      <text:p text:style-name="Standard">sudo k3s kubectl get nodes -o wide</text:p>
      <text:p text:style-name="Standard"/>
      <text:p text:style-name="Standard">mkdir -p $HOME/.kube</text:p>
      <text:p text:style-name="Standard">sudo cp /etc/rancher/k3s/k3s.yaml $HOME/.kube/config</text:p>
      <text:p text:style-name="Standard">sudo chown $(id -u):$(id -g) $HOME/.kube/config</text:p>
      <text:p text:style-name="Standard">echo 'export KUBECONFIG=$HOME/.kube/config' &gt;&gt; ~/.bashrc</text:p>
      <text:p text:style-name="Standard">source ~/.bashrc <text:span text:style-name="T2">j</text:span></text:p>
      <text:p text:style-name="Standard"/>
      <text:p text:style-name="Standard">kubectl get nodes</text:p>
      <text:p text:style-name="Standard">kubectl label node manager region=eur1</text:p>
      <text:p text:style-name="Standard">kubectl label node wk1 region=eur2</text:p>
      <text:p text:style-name="Standard">kubectl label node wk2 region=amr</text:p>
      <text:p text:style-name="Standard"/>
      <text:p text:style-name="Standard">formating <text:s/>the additional disk (shared-disk)</text:p>
      <text:p text:style-name="Standard"/>
      <text:p text:style-name="Standard">lsblk</text:p>
      <text:p text:style-name="Standard"><text:span text:style-name="T7">sudo </text:span>mkfs.ext4 /dev/sdb</text:p>
      <text:p text:style-name="Standard"><text:span text:style-name="T7">sudo </text:span>mkdir -p /mnt/shared-disk</text:p>
      <text:p text:style-name="Standard">sudo mount /dev/sdb /mnt/shared-disk</text:p>
      <text:p text:style-name="Standard">sudo blkid /dev/sdb</text:p>
      <text:p text:style-name="Standard">sudo nano /etc/fstab</text:p>
      <text:p text:style-name="Standard">enter -- UUID=xxxxxxxx-xxxx-xxxx-xxxx-xxxxxxxxxxxx /mnt/shared-disk ext4 defaults,nofail 0 2</text:p>
      <text:p text:style-name="Standard">sudo mount -a</text:p>
      <text:p text:style-name="Standard"/>
      <text:p text:style-name="Standard"/>
      <text:p text:style-name="Standard">nfs server setup with nfs-provisioner</text:p>
      <text:p text:style-name="Standard"/>
      <text:p text:style-name="Standard">sudo apt install -y nfs-kernel-server</text:p>
      <text:p text:style-name="Standard">sudo nano /etc/exports</text:p>
      <text:p text:style-name="Standard"/>
      <text:p text:style-name="Standard">/mnt/shared-disk 10.132.0.25(rw,sync,no_subtree_check,no_root_squash) 10.132.0.27(rw,sync,no_subtree_check,no_root_squash) 10.132.0.26(rw,sync,no_subtree_check,no_root_squash)</text:p>
      <text:p text:style-name="Standard"/>
      <text:p text:style-name="Standard"><text:soft-page-break/>sudo exportfs -a </text:p>
      <text:p text:style-name="Standard"/>
      <text:p text:style-name="Standard">sudo systemctl restart nfs-server</text:p>
      <text:p text:style-name="Standard"/>
      <text:p text:style-name="Standard">nfs common on worker nodes </text:p>
      <text:p text:style-name="Standard"/>
      <text:p text:style-name="Standard">sudo apt install -y nfs-common</text:p>
      <text:p text:style-name="Standard"/>
      <text:p text:style-name="Standard"><text:span text:style-name="T8">sudo </text:span>mkdir -p /mnt/shared-disk</text:p>
      <text:p text:style-name="Standard">sudo mount 10.132.0.26:/mnt/shared-disk/ /mnt/shared-disk/</text:p>
      <text:p text:style-name="Standard">df -h | grep shared-disk</text:p>
      <text:p text:style-name="Standard"/>
      <text:p text:style-name="Standard">sudo nano /etc/fstab</text:p>
      <text:p text:style-name="Standard">10.132.0.26:/mnt/shared-disk /mnt/shared-disk nfs defaults,_netdev 0 0</text:p>
      <text:p text:style-name="Standard"/>
      <text:p text:style-name="P5">helm version</text:p>
      <text:p text:style-name="Standard"/>
      <text:p text:style-name="Standard"/>
      <text:p text:style-name="P3">curl https://raw.githubusercontent.com/helm/helm/main/scripts/get-helm-3 | bash </text:p>
      <text:p text:style-name="Standard"/>
      <text:p text:style-name="Standard">deploy nfs-provisioner</text:p>
      <text:p text:style-name="Standard"/>
      <text:p text:style-name="Standard">run as command</text:p>
      <text:p text:style-name="Standard"><text:s/></text:p>
      <text:p text:style-name="Standard">helm repo add nfs-subdir-external-provisioner https://kubernetes-sigs.github.io/nfs-subdir-external-provisioner/</text:p>
      <text:p text:style-name="Standard"/>
      <text:p text:style-name="Standard">helm install nfs-subdir-external-provisioner nfs-subdir-external-provisioner/nfs-subdir-external-provisioner \</text:p>
      <text:p text:style-name="Standard"><text:s text:c="2"/>-f nfs-custom-values.yaml</text:p>
      <text:p text:style-name="Standard"><text:s/></text:p>
      <text:p text:style-name="Standard">install traefik </text:p>
      <text:p text:style-name="Standard"/>
      <text:p text:style-name="Standard">helm repo add traefik https://traefik.github.io/charts</text:p>
      <text:p text:style-name="Standard">helm repo update</text:p>
      <text:p text:style-name="Standard"/>
      <text:p text:style-name="Standard">kubectl apply -f traefik-pvc.yaml</text:p>
      <text:p text:style-name="Standard"/>
      <text:p text:style-name="Standard">sudo touch /mnt/shared-disk/default-traefik-pvc-pvc-2420a7d5-e169-4220-8e9d-c48711ac1872/acme.json</text:p>
      <text:p text:style-name="Standard">sudo chmod 600 /mnt/shared-disk/default-traefik-pvc-pvc-2420a7d5-e169-4220-8e9d-c48711ac1872/acme.json</text:p>
      <text:p text:style-name="Standard">sudo chown 65532:65532 /mnt/shared-disk/default-traefik-pvc-pvc-2420a7d5-e169-4220-8e9d-c48711ac1872/acme.json<text:line-break/><text:line-break/><text:span text:style-name="T1">or run</text:span></text:p>
      <text:p text:style-name="P4"/>
      <text:p text:style-name="P4"><text:span text:style-name="T4">bash </text:span>traefik-pv-acme.sh <text:s text:c="11"/>##to deploy treafik pvc with the acme file </text:p>
      <text:p text:style-name="P4"/>
      <text:p text:style-name="P4"><text:soft-page-break/></text:p>
      <text:p text:style-name="Standard"/>
      <text:p text:style-name="Standard">run as command </text:p>
      <text:p text:style-name="Standard"/>
      <text:p text:style-name="Standard">helm repo add frappe https://helm.erpnext.com</text:p>
      <text:p text:style-name="Standard"/>
      <text:p text:style-name="Standard">helm install traefik traefik/traefik \</text:p>
      <text:p text:style-name="Standard"><text:s text:c="2"/>--namespace default \</text:p>
      <text:p text:style-name="Standard"><text:s text:c="2"/>--create-namespace \</text:p>
      <text:p text:style-name="Standard"><text:s text:c="2"/>--values traefik.yaml</text:p>
      <text:p text:style-name="Standard"><text:s text:c="2"/></text:p>
      <text:p text:style-name="Standard">kubectl get pods</text:p>
      <text:p text:style-name="Standard"/>
      <text:p text:style-name="P1">kubectl logs &lt;<text:span text:style-name="T3">traefik pod id</text:span>&gt;---</text:p>
      <text:p text:style-name="Standard"/>
      <text:p text:style-name="Standard"/>
      <text:p text:style-name="Standard">lens sites deploy steps</text:p>
      <text:p text:style-name="Standard"/>
      <text:p text:style-name="Standard"/>
      <text:p text:style-name="Standard">kubectl create namespace lenscx</text:p>
      <text:p text:style-name="Standard"/>
      <text:p text:style-name="Standard">kubectl apply -n lenscx -f lenscx-mariadb.yaml</text:p>
      <text:p text:style-name="Standard"/>
      <text:p text:style-name="Standard"/>
      <text:p text:style-name="Standard">sudo chown -R 999:999 /mnt/shared-disk/lenscx-lenscx-mariadb-pvc-pvc-cf90d5bb-aea4-4a3a-94f2-b9a91e7b05b2</text:p>
      <text:p text:style-name="Standard"/>
      <text:p text:style-name="Standard"/>
      <text:p text:style-name="Standard">kubectl get pods -n lenscx -o wide </text:p>
      <text:p text:style-name="Standard"/>
      <text:p text:style-name="P7"/>
      <text:p text:style-name="Standard"/>
      <text:p text:style-name="Standard">helm repo add frappe <text:a xlink:type="simple" xlink:href="https://helm.erpnext.com/" text:style-name="Internet_20_link" text:visited-style-name="Visited_20_Internet_20_Link">https://helm.erpnext.com</text:a></text:p>
      <text:p text:style-name="Standard"/>
      <text:p text:style-name="Standard">helm install lenscx-bench -n lenscx\</text:p>
      <text:p text:style-name="Standard"><text:s text:c="2"/>-f lenscx-custom-values.yaml \</text:p>
      <text:p text:style-name="Standard"><text:s text:c="2"/>frappe/erpnext</text:p>
      <text:p text:style-name="Standard"/>
      <text:p text:style-name="Standard"/>
      <text:p text:style-name="Standard">kubectl get pods -n lenscx</text:p>
      <text:p text:style-name="Standard"/>
      <text:p text:style-name="Standard">kubectl apply -n lenscx -f lenscx-create-site.yaml</text:p>
      <text:p text:style-name="Standard"/>
      <text:p text:style-name="Standard">kubectl apply -n lenscx -f <text:span text:style-name="T6">lenscx</text:span>-ingressroute.yaml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"/><text:span text:style-name="T5">lenshxm</text:span></text:p>
      <text:p text:style-name="P9"/>
      <text:p text:style-name="P8">kubectl create namespace lenshxm</text:p>
      <text:p text:style-name="P8"/>
      <text:p text:style-name="P8">kubectl apply -n lenshxm -f lenshxm-mariadb.yaml</text:p>
      <text:p text:style-name="P8"/>
      <text:p text:style-name="P8"/>
      <text:p text:style-name="P8">sudo chown -R 999:999 /mnt/shared-disk/lenshxm-lenshxm-mariadb-pvc-pvc-cf90d5bb-aea4-4a3a-94f2-b9a91e7b05b2</text:p>
      <text:p text:style-name="P8"/>
      <text:p text:style-name="P8"/>
      <text:p text:style-name="P8">kubectl get pods -n lenshxm -o wide </text:p>
      <text:p text:style-name="P8"/>
      <text:p text:style-name="P8"/>
      <text:p text:style-name="P8"/>
      <text:p text:style-name="P8">helm repo add frappe <text:a xlink:type="simple" xlink:href="https://helm.erpnext.com/" text:style-name="Internet_20_link" text:visited-style-name="Visited_20_Internet_20_Link">https://helm.erpnext.com</text:a></text:p>
      <text:p text:style-name="P8"/>
      <text:p text:style-name="P8">helm install lenshxm-bench -n lenshxm\</text:p>
      <text:p text:style-name="P8"><text:s text:c="2"/>-f lenshxm-custom-values.yaml \</text:p>
      <text:p text:style-name="P8"><text:s text:c="2"/>frappe/erpnext</text:p>
      <text:p text:style-name="P8"/>
      <text:p text:style-name="P8"/>
      <text:p text:style-name="P8">kubectl get pods -n lenshxm</text:p>
      <text:p text:style-name="P8"/>
      <text:p text:style-name="P8">kubectl apply -n lenshxm -f lenshxm-create-site-job.yaml</text:p>
      <text:p text:style-name="P8"/>
      <text:p text:style-name="P9">kubectl apply -n lenshxm -f <text:span text:style-name="T6">lenshxm</text:span>-ingressroute.yaml</text:p>
      <text:p text:style-name="P8"><text:s text:c="4"/></text:p>
      <text:p text:style-name="P8"/>
      <text:p text:style-name="P8"/>
      <text:p text:style-name="P8">10.132.0.32</text:p>
      <text:p text:style-name="P8">10.128.0.5</text:p>
      <text:p text:style-name="P8">10.132.0.3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3:16:51.449684068</meta:creation-date>
    <dc:date>2025-04-28T16:14:49.564445820</dc:date>
    <meta:editing-duration>PT4H10M2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97" meta:word-count="401" meta:character-count="3978" meta:non-whitespace-character-count="3633"/>
  </office:meta>
</office:document-meta>
</file>